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egoe UI" svg:font-family="'Segoe UI'" style:font-adornments="Normale"/>
    <style:font-face style:name="Courier New" svg:font-family="'Courier New'" style:font-adornments="Normale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Palatino Linotype" svg:font-family="'Palatino Linotype'" style:font-adornments="Normale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Footer">
      <style:paragraph-properties fo:text-align="end" style:justify-single-word="false"/>
      <style:text-properties officeooo:paragraph-rsid="00161c1c"/>
    </style:style>
    <style:style style:name="P3" style:family="paragraph" style:parent-style-name="Footer">
      <style:paragraph-properties fo:text-align="end" style:justify-single-word="false"/>
      <style:text-properties officeooo:rsid="00161c1c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rststyle-title" style:master-page-name="rststyle-pagedefault">
      <style:paragraph-properties style:page-number="auto"/>
    </style:style>
    <style:style style:name="T1" style:family="text">
      <style:text-properties officeooo:rsid="00161c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itle>User manual</text:titl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Segoe UI" svg:font-family="'Segoe UI'" style:font-adornments="Normale"/>
    <style:font-face style:name="Courier New" svg:font-family="'Courier New'" style:font-adornments="Normale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Palatino Linotype" svg:font-family="'Palatino Linotype'" style:font-adornments="Normale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14914.083cm" style:type="center"/>
          <style:tab-stop style:position="29824.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Nimbus Mono L" fo:font-family="'Nimbus Mono L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Nimbus Mono L" style:font-family-complex="'Nimbus Mono L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/>
    <style:style style:name="rststyle-bulletitem" style:family="paragraph" style:parent-style-name="Standard" style:list-style-name="rststyle-bulletlist"/>
    <style:style style:name="rststyle-blockindent" style:family="paragraph">
      <style:paragraph-properties fo:margin-left="1cm" fo:margin-right="0cm" fo:text-indent="0cm" style:auto-text-indent="false"/>
    </style:style>
    <style:style style:name="rststyle-heading1" style:family="paragraph" style:parent-style-name="Heading_20_1" style:next-style-name="Text_20_body" style:default-outline-level="1"/>
    <style:style style:name="rststyle-heading2" style:family="paragraph" style:parent-style-name="Heading_20_2" style:next-style-name="Text_20_body" style:default-outline-level="2"/>
    <style:style style:name="rststyle-heading3" style:family="paragraph" style:parent-style-name="Heading_20_3" style:next-style-name="Text_20_body" style:default-outline-level="3" style:list-style-name=""/>
    <style:style style:name="rststyle-heading4" style:family="paragraph" style:parent-style-name="Heading_20_4" style:next-style-name="Text_20_body" style:default-outline-level="4" style:list-style-name=""/>
    <style:style style:name="rststyle-heading5" style:family="paragraph" style:parent-style-name="Heading_20_5" style:next-style-name="Text_20_body" style:default-outline-level="5" style:list-style-name=""/>
    <style:style style:name="rststyle-blockquote" style:family="paragraph" style:parent-style-name="Text_20_body" style:class="text">
      <style:paragraph-properties fo:margin-left="1.016cm" fo:margin-right="2.032cm" fo:text-align="start" style:justify-single-word="false" fo:text-indent="0cm" style:auto-text-indent="false"/>
    </style:style>
    <style:style style:name="rststyle-bodyindent" style:family="paragraph" style:parent-style-name="Text_20_body_20_indent">
      <style:paragraph-properties fo:margin-left="1cm" fo:margin-right="0cm" fo:text-indent="0cm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>
      <style:paragraph-properties fo:text-align="justify" style:justify-single-word="false"/>
    </style:style>
    <style:style style:name="rststyle-centeredtextbody" style:family="paragraph" style:parent-style-name="rststyle-textbody">
      <style:paragraph-properties fo:text-align="center" style:justify-single-word="false"/>
    </style:style>
    <style:style style:name="rststyle-caption" style:family="paragraph" style:parent-style-name="Caption"/>
    <style:style style:name="rststyle-codeblock" style:family="paragraph" style:parent-style-name="Preformatted_20_Text">
      <loext:graphic-properties draw:fill="solid" draw:fill-color="#e6e6ff" draw:opacity="100%"/>
      <style:paragraph-properties fo:margin-left="0.499cm" fo:margin-right="0cm" fo:margin-top="0.152cm" fo:margin-bottom="0.152cm" loext:contextual-spacing="false" fo:text-indent="0cm" style:auto-text-indent="false" fo:background-color="#e6e6ff" fo:padding="0.25cm" fo:border="0.06pt solid #000000" style:shadow="none"/>
      <style:text-properties style:font-name="Courier New" fo:font-family="'Courier New'" style:font-style-name="Normale" style:font-family-generic="modern" style:font-pitch="fixed"/>
    </style:style>
    <style:style style:name="rststyle-table-title" style:family="paragraph" style:parent-style-name="Heading_20_3" style:default-outline-level="1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/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/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/>
      <style:text-properties fo:font-style="italic"/>
    </style:style>
    <style:style style:name="rststyle-highlights" style:family="paragraph" style:parent-style-name="rststyle-blockquote"/>
    <style:style style:name="rststyle-blockquote-bulletitem" style:family="paragraph" style:parent-style-name="Standard">
      <style:paragraph-properties fo:margin-left="1.016cm" fo:margin-right="2.032cm" fo:text-indent="0cm" style:auto-text-indent="false"/>
    </style:style>
    <style:style style:name="rststyle-blockquote-enumitem" style:family="paragraph" style:parent-style-name="Standard">
      <style:paragraph-properties fo:margin-left="1.016cm" fo:margin-right="2.032cm" fo:text-indent="0cm" style:auto-text-indent="false"/>
    </style:style>
    <style:style style:name="rststyle-highlights-bulletitem" style:family="paragraph" style:parent-style-name="Standard">
      <style:paragraph-properties fo:margin-left="2cm" fo:margin-right="2cm" fo:text-indent="0cm" style:auto-text-indent="false"/>
    </style:style>
    <style:style style:name="rststyle-highlights-enumitem" style:family="paragraph" style:parent-style-name="Standard">
      <style:paragraph-properties fo:margin-left="2cm" fo:margin-right="2cm" fo:text-indent="0cm" style:auto-text-indent="false"/>
    </style:style>
    <style:style style:name="rststyle-epigraph-bulletitem" style:family="paragraph" style:parent-style-name="Standard">
      <style:paragraph-properties fo:margin-left="2cm" fo:margin-right="2cm" fo:text-indent="0cm" style:auto-text-indent="false"/>
    </style:style>
    <style:style style:name="rststyle-epigraph-enumitem" style:family="paragraph" style:parent-style-name="Standard">
      <style:paragraph-properties fo:margin-left="2cm" fo:margin-right="2cm" fo:text-indent="0cm" style:auto-text-indent="false"/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rubric" style:family="paragraph" style:parent-style-name="Heading_20_3" style:default-outline-level="1" style:list-style-name="">
      <style:text-properties fo:color="#ff3366"/>
    </style:style>
    <style:style style:name="rststyle-heading6" style:family="paragraph" style:parent-style-name="Heading_20_6" style:next-style-name="Text_20_body" style:default-outline-level="6" style:list-style-name=""/>
    <style:style style:name="rststyle-heading7" style:family="paragraph" style:parent-style-name="Heading_20_7" style:next-style-name="Text_20_body" style:default-outline-level="7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cm" fo:margin-bottom="0cm" loext:contextual-spacing="false"/>
    </style:style>
    <style:style style:name="rststyle-lineblock2" style:family="paragraph" style:parent-style-name="rststyle-textbody">
      <style:paragraph-properties fo:margin-left="1.016cm" fo:margin-right="0cm" fo:margin-top="0cm" fo:margin-bottom="0cm" loext:contextual-spacing="false" fo:text-indent="0cm" style:auto-text-indent="false"/>
    </style:style>
    <style:style style:name="rststyle-lineblock3" style:family="paragraph" style:parent-style-name="rststyle-textbody">
      <style:paragraph-properties fo:margin-left="2.032cm" fo:margin-right="0cm" fo:margin-top="0cm" fo:margin-bottom="0cm" loext:contextual-spacing="false" fo:text-indent="0cm" style:auto-text-indent="false"/>
    </style:style>
    <style:style style:name="rststyle-lineblock4" style:family="paragraph" style:parent-style-name="rststyle-textbody">
      <style:paragraph-properties fo:margin-left="3.048cm" fo:margin-right="0cm" fo:margin-top="0cm" fo:margin-bottom="0cm" loext:contextual-spacing="false" fo:text-indent="0cm" style:auto-text-indent="false"/>
    </style:style>
    <style:style style:name="rststyle-lineblock5" style:family="paragraph" style:parent-style-name="rststyle-textbody">
      <style:paragraph-properties fo:margin-left="4.064cm" fo:margin-right="0cm" fo:margin-top="0cm" fo:margin-bottom="0cm" loext:contextual-spacing="false" fo:text-indent="0cm" style:auto-text-indent="false"/>
    </style:style>
    <style:style style:name="rststyle-lineblock6" style:family="paragraph" style:parent-style-name="rststyle-textbody">
      <style:paragraph-properties fo:margin-left="5.08cm" fo:margin-right="0cm" fo:margin-top="0cm" fo:margin-bottom="0cm" loext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/>
    <style:style style:name="rststyle-subtitle" style:family="paragraph" style:parent-style-name="Title">
      <style:paragraph-properties fo:text-align="start" style:justify-single-word="false"/>
      <style:text-properties fo:color="#6666ff" style:font-name="Palatino Linotype" fo:font-family="'Palatino Linotype'" style:font-style-name="Normale" style:font-family-generic="roman" style:font-pitch="variable" fo:font-size="24pt" fo:font-weight="normal"/>
    </style:style>
    <style:style style:name="rststyle-citation" style:family="paragraph" style:parent-style-name="Footnote">
      <style:paragraph-properties fo:margin-left="1.905cm" fo:margin-right="0cm" fo:text-indent="-1.905cm" style:auto-text-indent="false">
        <style:tab-stops/>
      </style:paragraph-properties>
    </style:style>
    <style:style style:name="rststyle-contents-1" style:family="paragraph" style:parent-style-name="Contents_20_1">
      <style:paragraph-properties>
        <style:tab-stops>
          <style:tab-stop style:position="0.85cm"/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rststyle-contents-2" style:family="paragraph" style:parent-style-name="Contents_20_2">
      <style:paragraph-properties>
        <style:tab-stops>
          <style:tab-stop style:position="0.85cm"/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742cm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243cm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744cm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245cm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746cm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247cm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747cm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rststyle-legend" style:family="paragraph" style:parent-style-name="Text_20_body"/>
    <style:style style:name="rststyle-deflist-term-1" style:family="paragraph" style:parent-style-name="Text_20_body" style:list-style-name="rststyle-bulletlist">
      <style:text-properties fo:font-weight="normal"/>
    </style:style>
    <style:style style:name="rststyle-deflist-def-1" style:family="paragraph" style:parent-style-name="Text_20_body">
      <style:paragraph-properties fo:margin-left="0.635cm" fo:margin-right="0cm" fo:text-indent="0cm" style:auto-text-indent="false"/>
    </style:style>
    <style:style style:name="rststyle-deflist-term-2" style:family="paragraph" style:parent-style-name="Text_20_body">
      <style:paragraph-properties fo:margin-left="0.635cm" fo:margin-right="0cm" fo:text-indent="0cm" style:auto-text-indent="false"/>
      <style:text-properties fo:font-weight="bold"/>
    </style:style>
    <style:style style:name="rststyle-deflist-def-2" style:family="paragraph" style:parent-style-name="Text_20_body">
      <style:paragraph-properties fo:margin-left="1.27cm" fo:margin-right="0cm" fo:text-indent="0cm" style:auto-text-indent="false"/>
    </style:style>
    <style:style style:name="rststyle-deflist-def-3" style:family="paragraph" style:parent-style-name="Text_20_body">
      <style:paragraph-properties fo:margin-left="1.905cm" fo:margin-right="0cm" fo:text-indent="0cm" style:auto-text-indent="false"/>
    </style:style>
    <style:style style:name="rststyle-deflist-term-3" style:family="paragraph" style:parent-style-name="Text_20_body">
      <style:paragraph-properties fo:margin-left="1.27cm" fo:margin-right="0cm" fo:text-indent="0cm" style:auto-text-indent="false"/>
      <style:text-properties fo:font-weight="bold"/>
    </style:style>
    <style:style style:name="rststyle-deflist-term-4" style:family="paragraph" style:parent-style-name="Text_20_body">
      <style:paragraph-properties fo:margin-left="1.905cm" fo:margin-right="0cm" fo:text-indent="0cm" style:auto-text-indent="false"/>
      <style:text-properties fo:font-weight="bold"/>
    </style:style>
    <style:style style:name="rststyle-deflist-term-5" style:family="paragraph" style:parent-style-name="Text_20_body">
      <style:paragraph-properties fo:margin-left="2.54cm" fo:margin-right="0cm" fo:text-indent="0cm" style:auto-text-indent="false"/>
      <style:text-properties fo:font-weight="bold"/>
    </style:style>
    <style:style style:name="rststyle-deflist-def-4" style:family="paragraph" style:parent-style-name="Text_20_body">
      <style:paragraph-properties fo:margin-left="2.54cm" fo:margin-right="0cm" fo:text-indent="0cm" style:auto-text-indent="false"/>
    </style:style>
    <style:style style:name="rststyle-deflist-def-5" style:family="paragraph" style:parent-style-name="Text_20_body">
      <style:paragraph-properties fo:margin-left="3.175cm" fo:margin-right="0cm" fo:text-indent="0cm" style:auto-text-indent="false"/>
    </style:style>
    <style:style style:name="rststyle-codeblock-indented" style:family="paragraph" style:parent-style-name="rststyle-codeblock">
      <style:paragraph-properties fo:margin-left="2.032cm" fo:margin-right="0cm" fo:text-indent="0cm" style:auto-text-indent="false"/>
    </style:style>
    <style:style style:name="rststyle-titlebar" style:family="paragraph" style:parent-style-name="Standard">
      <style:paragraph-properties fo:padding="0.049cm" fo:border-left="none" fo:border-right="none" fo:border-top="18.11pt solid #000000" fo:border-bottom="none" style:shadow="none"/>
      <style:text-properties style:font-name="Palatino Linotype" fo:font-family="'Palatino Linotype'" style:font-style-name="Normale" style:font-family-generic="roman" style:font-pitch="variable" fo:font-size="24pt"/>
    </style:style>
    <style:style style:name="rststyle-footer-image" style:family="paragraph" style:parent-style-name="Standard" style:master-page-name="">
      <style:paragraph-properties fo:margin-top="4.001cm" fo:margin-bottom="0cm" loext:contextual-spacing="false" fo:text-align="center" style:justify-single-word="false" style:page-number="auto" fo:break-after="page" fo:padding="0cm" fo:border="none" style:shadow="none">
        <style:tab-stops/>
      </style:paragraph-properties>
      <style:text-properties officeooo:rsid="00310662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4pt" style:font-name-asian="StarSymbol" style:font-family-asian="StarSymbol" style:font-charset-asian="x-symbol" style:font-size-asian="12.25pt" style:font-name-complex="StarSymbol" style:font-family-complex="StarSymbol" style:font-charset-complex="x-symbol" style:font-size-complex="14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fo:font-family="'Nimbus Mono L'" style:font-family-generic="modern" style:font-pitch="fixed" style:font-name-asian="Nimbus Mono L" style:font-family-asian="'Nimbus Mono L'" style:font-family-generic-asian="modern" style:font-pitch-asian="fixed" style:font-name-complex="Nimbus Mono L" style:font-family-complex="'Nimbus Mono L'" style:font-family-generic-complex="modern" style:font-pitch-complex="fixed"/>
    </style:style>
    <style:style style:name="Teletype" style:family="text">
      <style:text-properties style:font-name="Nimbus Mono L" fo:font-family="'Nimbus Mono L'" style:font-family-generic="modern" style:font-pitch="fixed" style:font-name-asian="Nimbus Mono L" style:font-family-asian="'Nimbus Mono L'" style:font-family-generic-asian="modern" style:font-pitch-asian="fixed" style:font-name-complex="Nimbus Mono L" style:font-family-complex="'Nimbus Mono L'" style:font-family-generic-complex="modern" style:font-pitch-complex="fixed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rststyle-image" style:family="graphic" style:parent-style-name="Graphics"/>
    <style:style style:name="rststyle-figureframe" style:family="graphic" style:parent-style-name="Frame">
      <style:graphic-properties style:shadow="none" draw:shadow-opacity="10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rststyle-bulletlist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egoe UI"/>
      </text:list-level-style-bullet>
      <text:list-level-style-bullet text:level="2" text:style-name="Bullet_20_Symbols" style:num-suffix="." text:bullet-char="◌">
        <style:list-level-properties text:space-before="1.27cm" text:min-label-width="0.635cm"/>
        <style:text-properties style:font-name="Segoe UI"/>
      </text:list-level-style-bullet>
      <text:list-level-style-bullet text:level="3" text:style-name="Bullet_20_Symbols" text:bullet-char="◦">
        <style:list-level-properties text:space-before="1.905cm" text:min-label-width="0.635cm"/>
        <style:text-properties style:font-name="Segoe UI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rststyle-tocbulletlist">
      <text:list-level-style-bullet text:level="1" text:style-name="Bullet_20_Symbols" style:num-prefix=" 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prefix=" 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highlights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pigraph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numlist-arabic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  <style:text-properties officeooo:paragraph-rsid="00161c1c"/>
    </style:style>
    <style:style style:name="MP3" style:family="paragraph" style:parent-style-name="Footer">
      <style:paragraph-properties fo:text-align="end" style:justify-single-word="false"/>
      <style:text-properties officeooo:rsid="00161c1c"/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officeooo:rsid="00161c1c"/>
    </style:style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.00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187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rststyle-pagedefault" style:page-layout-name="Mpm2"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<text:title>User manual</text:title></text:p>
            </table:table-cell>
            <table:table-cell table:style-name="Table2.A1" office:value-type="string">
              <text:p text:style-name="MP2"><text:span text:style-name="MT1">Pagina </text:span><text:span text:style-name="MT1"><text:page-number text:select-page="current">1</text:page-number></text:span> <text:span text:style-name="MT1">di </text:span><text:span text:style-name="MT1"><text:page-count>1</text:page-count></text:span></text:p>
            </table:table-cell>
          </table:table-row>
        </table:table>
        <text:p text:style-name="MP3"/>
      </style:footer>
    </style:master-page>
    <style:master-page style:name="rststyle-page-bottom" style:page-layout-name="Mpm3">
      <style:footer>
        <text:p text:style-name="MP4">Page <text:page-number text:select-page="current">0</text:page-number></text:p>
      </style:footer>
    </style:master-page>
    <style:master-page style:name="rststyle-page-top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Windows_x86 LibreOffice_project/f3153a8b245191196a4b6b9abd1d0da16eead600</meta:generator>
    <meta:creation-date>2015-12-29T15:43:07</meta:creation-date>
    <dc:date>2015-12-31T09:10:39.640000000</dc:date>
    <dc:language>en-US</dc:language>
    <meta:editing-cycles>3</meta:editing-cycles>
    <meta:editing-duration>PT1M12S</meta:editing-duration>
    <dc:title>User manual</dc:title>
    <meta:document-statistic meta:table-count="1" meta:image-count="0" meta:object-count="0" meta:page-count="1" meta:paragraph-count="4" meta:word-count="10" meta:character-count="41" meta:non-whitespace-character-count="35"/>
  </office:meta>
</office:document-meta>
</file>